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" fo:font-size="32pt" officeooo:paragraph-rsid="00029d0f" style:font-size-asian="32pt" style:font-size-complex="32pt"/>
    </style:style>
    <style:style style:name="P2" style:family="paragraph" style:parent-style-name="Standard">
      <style:paragraph-properties fo:line-height="115%"/>
      <style:text-properties fo:font-size="32pt" officeooo:paragraph-rsid="00029d0f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officeooo:rsid="00029d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my <text:span text:style-name="T1">inputs</text:span>?</text:p>
      <text:p text:style-name="P1"/>
      <text:p text:style-name="P1">What is my <text:span text:style-name="T1">result</text:span>?</text:p>
      <text:p text:style-name="P1"/>
      <text:p text:style-name="P2"><text:span text:style-name="T2">What do I need to </text:span><text:span text:style-name="T3">keep track</text:span><text:span text:style-name="T2"> of?</text:span></text:p>
      <text:p text:style-name="P2"><text:span text:style-name="T2"/></text:p>
      <text:p text:style-name="P1">What <text:span text:style-name="T1">decisions</text:span> do I make?</text:p>
      <text:p text:style-name="P1"/>
      <text:p text:style-name="P1">Are there steps that <text:span text:style-name="T1">repeat</text:span>?</text:p>
      <text:p text:style-name="P1"/>
      <text:p text:style-name="P1">What <text:span text:style-name="T1">changes</text:span> <text:span text:style-name="T4">between </text:span>step<text:span text:style-name="T4">s</text:span>?</text:p>
      <text:p text:style-name="P1"/>
      <text:p text:style-name="P1">How do I know when I'm <text:span text:style-name="T1">done</text:span>?</text:p>
      <text:p text:style-name="P1"/>
      <text:p text:style-name="P1">What are my <text:span text:style-name="T1">edge cases</text:span>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2:24:02.321490610</meta:creation-date>
    <dc:date>2026-03-04T10:04:32.440754054</dc:date>
    <meta:editing-duration>PT10M58S</meta:editing-duration>
    <meta:editing-cycles>5</meta:editing-cycles>
    <meta:generator>LibreOffice/24.8.3.2$Linux_X86_64 LibreOffice_project/480$Build-2</meta:generator>
    <meta:print-date>2026-03-04T10:04:05.334020971</meta:print-date>
    <meta:document-statistic meta:table-count="0" meta:image-count="0" meta:object-count="0" meta:page-count="1" meta:paragraph-count="8" meta:word-count="42" meta:character-count="200" meta:non-whitespace-character-count="166"/>
  </office:meta>
</office:document-meta>
</file>